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965in"/>
    </style:style>
    <style:style style:name="co2" style:family="table-column">
      <style:table-column-properties fo:break-before="auto" style:column-width="2.0402in"/>
    </style:style>
    <style:style style:name="co3" style:family="table-column">
      <style:table-column-properties fo:break-before="auto" style:column-width="0.8181in"/>
    </style:style>
    <style:style style:name="co4" style:family="table-column">
      <style:table-column-properties fo:break-before="auto" style:column-width="1.1291in"/>
    </style:style>
    <style:style style:name="co5" style:family="table-column">
      <style:table-column-properties fo:break-before="auto" style:column-width="2.6299in"/>
    </style:style>
    <style:style style:name="co6" style:family="table-column">
      <style:table-column-properties fo:break-before="auto" style:column-width="1.011in"/>
    </style:style>
    <style:style style:name="co7" style:family="table-column">
      <style:table-column-properties fo:break-before="auto" style:column-width="0.7319in"/>
    </style:style>
    <style:style style:name="co8" style:family="table-column">
      <style:table-column-properties fo:break-before="auto" style:column-width="1.3217in"/>
    </style:style>
    <style:style style:name="co9" style:family="table-column">
      <style:table-column-properties fo:break-before="auto" style:column-width="0.6681in"/>
    </style:style>
    <style:style style:name="co10" style:family="table-column">
      <style:table-column-properties fo:break-before="auto" style:column-width="1.3972in"/>
    </style:style>
    <style:style style:name="co11" style:family="table-column">
      <style:table-column-properties fo:break-before="auto" style:column-width="1.6465in"/>
    </style:style>
    <style:style style:name="co12" style:family="table-column">
      <style:table-column-properties fo:break-before="auto" style:column-width="0.6138in"/>
    </style:style>
    <style:style style:name="co13" style:family="table-column">
      <style:table-column-properties fo:break-before="auto" style:column-width="0.8398in"/>
    </style:style>
    <style:style style:name="co14" style:family="table-column">
      <style:table-column-properties fo:break-before="auto" style:column-width="0.6465in"/>
    </style:style>
    <style:style style:name="co15" style:family="table-column">
      <style:table-column-properties fo:break-before="auto" style:column-width="4.2063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1"/>
        <table:table-column table:style-name="co1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ructure-id</text:p>
          </table:table-cell>
          <table:table-cell office:value-type="string" calcext:value-type="string">
            <text:p>structure-abbrev</text:p>
          </table:table-cell>
          <table:table-cell office:value-type="string" calcext:value-type="string">
            <text:p>structure-name</text:p>
          </table:table-cell>
          <table:table-cell office:value-type="string" calcext:value-type="string">
            <text:p>structure-color</text:p>
          </table:table-cell>
          <table:table-cell office:value-type="string" calcext:value-type="string">
            <text:p>strain</text:p>
          </table:table-cell>
          <table:table-cell office:value-type="string" calcext:value-type="string">
            <text:p>transgenic-lin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injection-coordinates</text:p>
          </table:table-cell>
          <table:table-cell office:value-type="string" calcext:value-type="string">
            <text:p>injection-volume</text:p>
          </table:table-cell>
          <table:table-cell office:value-type="string" calcext:value-type="string">
            <text:p>injection-structures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num-voxels</text:p>
          </table:table-cell>
          <table:table-cell table:style-name="Default" office:value-type="string" calcext:value-type="string">
            <text:p>selected</text:p>
          </table:table-cell>
          <table:table-cell office:value-type="string" calcext:value-type="string">
            <text:p>experiment_page_url</text:p>
          </table:table-cell>
        </table:table-row>
        <table:table-row table:style-name="ro1">
          <table:table-cell office:value-type="float" office:value="127139568" calcext:value-type="float">
            <text:p>127139568</text:p>
          </table:table-cell>
          <table:table-cell office:value-type="string" calcext:value-type="string">
            <text:p>378-1400</text:p>
          </table:table-cell>
          <table:table-cell office:value-type="float" office:value="926" calcext:value-type="float">
            <text:p>926</text:p>
          </table:table-cell>
          <table:table-cell office:value-type="string" calcext:value-type="string">
            <text:p>ENTm</text:p>
          </table:table-cell>
          <table:table-cell office:value-type="string" calcext:value-type="string">
            <text:p>Entorhinal area, medial part, dorsal zone</text:p>
          </table:table-cell>
          <table:table-cell office:value-type="string" calcext:value-type="string">
            <text:p>32B825</text:p>
          </table:table-cell>
          <table:table-cell office:value-type="string" calcext:value-type="string">
            <text:p>C57BL/6J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[9200, 5000, 8900]</text:p>
          </table:table-cell>
          <table:table-cell office:value-type="float" office:value="0.582197" calcext:value-type="float">
            <text:p>0.582197</text:p>
          </table:table-cell>
          <table:table-cell office:value-type="string" calcext:value-type="string">
            <text:p>[{"id"=&gt;843, "name"=&gt;"Parasubiculum", "abbreviation"=&gt;"PAR", "color"=&gt;"72D569"}, {"id"=&gt;870, "name"=&gt;"Subiculum, ventral part, pyramidal layer", "abbreviation"=&gt;"SUBv-sp", "color"=&gt;"4BB547"}, {"id"=&gt;918, "name"=&gt;"Entorhinal area, lateral part", "abbreviation"=&gt;"ENTl", "color"=&gt;"32B825"}, {"id"=&gt;926, "name"=&gt;"Entorhinal area, medial part, dorsal zone", "abbreviation"=&gt;"ENTm", "color"=&gt;"32B825"}]</text:p>
          </table:table-cell>
          <table:table-cell office:value-type="float" office:value="6.84515" calcext:value-type="float">
            <text:p>6.84515</text:p>
          </table:table-cell>
          <table:table-cell office:value-type="float" office:value="485782" calcext:value-type="float">
            <text:p>48578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connectivity.brain-map.org/projection/experiment/127139568</text:p>
          </table:table-cell>
        </table:table-row>
        <table:table-row table:style-name="ro1">
          <table:table-cell office:value-type="float" office:value="113226232" calcext:value-type="float">
            <text:p>113226232</text:p>
          </table:table-cell>
          <table:table-cell office:value-type="string" calcext:value-type="string">
            <text:p>378-1101</text:p>
          </table:table-cell>
          <table:table-cell office:value-type="float" office:value="926" calcext:value-type="float">
            <text:p>926</text:p>
          </table:table-cell>
          <table:table-cell office:value-type="string" calcext:value-type="string">
            <text:p>ENTm</text:p>
          </table:table-cell>
          <table:table-cell office:value-type="string" calcext:value-type="string">
            <text:p>Entorhinal area, medial part, dorsal zone</text:p>
          </table:table-cell>
          <table:table-cell office:value-type="string" calcext:value-type="string">
            <text:p>32B825</text:p>
          </table:table-cell>
          <table:table-cell office:value-type="string" calcext:value-type="string">
            <text:p>C57BL/6J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[9900, 5000, 9500]</text:p>
          </table:table-cell>
          <table:table-cell office:value-type="float" office:value="0.424636" calcext:value-type="float">
            <text:p>0.424636</text:p>
          </table:table-cell>
          <table:table-cell office:value-type="string" calcext:value-type="string">
            <text:p>[{"id"=&gt;918, "name"=&gt;"Entorhinal area, lateral part", "abbreviation"=&gt;"ENTl", "color"=&gt;"32B825"}, {"id"=&gt;926, "name"=&gt;"Entorhinal area, medial part, dorsal zone", "abbreviation"=&gt;"ENTm", "color"=&gt;"32B825"}]</text:p>
          </table:table-cell>
          <table:table-cell office:value-type="float" office:value="5.84213" calcext:value-type="float">
            <text:p>5.84213</text:p>
          </table:table-cell>
          <table:table-cell office:value-type="float" office:value="486099" calcext:value-type="float">
            <text:p>48609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connectivity.brain-map.org/projection/experiment/113226232</text:p>
          </table:table-cell>
        </table:table-row>
        <table:table-row table:style-name="ro1">
          <table:table-cell office:value-type="float" office:value="112672974" calcext:value-type="float">
            <text:p>112672974</text:p>
          </table:table-cell>
          <table:table-cell office:value-type="string" calcext:value-type="string">
            <text:p>378-1053</text:p>
          </table:table-cell>
          <table:table-cell office:value-type="float" office:value="926" calcext:value-type="float">
            <text:p>926</text:p>
          </table:table-cell>
          <table:table-cell office:value-type="string" calcext:value-type="string">
            <text:p>ENTm</text:p>
          </table:table-cell>
          <table:table-cell office:value-type="string" calcext:value-type="string">
            <text:p>Entorhinal area, medial part, dorsal zone</text:p>
          </table:table-cell>
          <table:table-cell office:value-type="string" calcext:value-type="string">
            <text:p>32B825</text:p>
          </table:table-cell>
          <table:table-cell office:value-type="string" calcext:value-type="string">
            <text:p>C57BL/6J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[9800, 3700, 8900]</text:p>
          </table:table-cell>
          <table:table-cell office:value-type="float" office:value="0.269039" calcext:value-type="float">
            <text:p>0.269039</text:p>
          </table:table-cell>
          <table:table-cell office:value-type="string" calcext:value-type="string">
            <text:p>[{"id"=&gt;385, "name"=&gt;"Primary visual area", "abbreviation"=&gt;"VISp", "color"=&gt;"08858C"}, {"id"=&gt;425, "name"=&gt;"Posterolateral visual area", "abbreviation"=&gt;"VISpl", "color"=&gt;"08858C"}, {"id"=&gt;518, "name"=&gt;"Subiculum, ventral part", "abbreviation"=&gt;"SUBv", "color"=&gt;"4FC244"}, {"id"=&gt;541, "name"=&gt;"Temporal association areas", "abbreviation"=&gt;"TEa", "color"=&gt;"15B0B3"}, {"id"=&gt;843, "name"=&gt;"Parasubiculum", "abbreviation"=&gt;"PAR", "color"=&gt;"72D569"}, {"id"=&gt;895, "name"=&gt;"Ectorhinal area", "abbreviation"=&gt;"ECT", "color"=&gt;"0D9F91"}, {"id"=&gt;918, "name"=&gt;"Entorhinal area, lateral part", "abbreviation"=&gt;"ENTl", "color"=&gt;"32B825"}, {"id"=&gt;926, "name"=&gt;"Entorhinal area, medial part, dorsal zone", "abbreviation"=&gt;"ENTm", "color"=&gt;"32B825"}]</text:p>
          </table:table-cell>
          <table:table-cell office:value-type="float" office:value="2.78047" calcext:value-type="float">
            <text:p>2.78047</text:p>
          </table:table-cell>
          <table:table-cell office:value-type="float" office:value="478607" calcext:value-type="float">
            <text:p>47860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connectivity.brain-map.org/projection/experiment/112672974</text:p>
          </table:table-cell>
        </table:table-row>
        <table:table-row table:style-name="ro1">
          <table:table-cell office:value-type="float" office:value="286484879" calcext:value-type="float">
            <text:p>286484879</text:p>
          </table:table-cell>
          <table:table-cell office:value-type="string" calcext:value-type="string">
            <text:p>Syt17-Cre_NO14-193</text:p>
          </table:table-cell>
          <table:table-cell office:value-type="float" office:value="926" calcext:value-type="float">
            <text:p>926</text:p>
          </table:table-cell>
          <table:table-cell office:value-type="string" calcext:value-type="string">
            <text:p>ENTm</text:p>
          </table:table-cell>
          <table:table-cell office:value-type="string" calcext:value-type="string">
            <text:p>Entorhinal area, medial part, dorsal zone</text:p>
          </table:table-cell>
          <table:table-cell office:value-type="string" calcext:value-type="string">
            <text:p>32B825</text:p>
          </table:table-cell>
          <table:table-cell office:value-type="string" calcext:value-type="string">
            <text:p>B6.Cg</text:p>
          </table:table-cell>
          <table:table-cell office:value-type="string" calcext:value-type="string">
            <text:p>Syt17-Cre_NO1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[10200, 4100, 9100]</text:p>
          </table:table-cell>
          <table:table-cell office:value-type="float" office:value="0.083707" calcext:value-type="float">
            <text:p>0.083707</text:p>
          </table:table-cell>
          <table:table-cell office:value-type="string" calcext:value-type="string">
            <text:p>[{"id"=&gt;918, "name"=&gt;"Entorhinal area, lateral part", "abbreviation"=&gt;"ENTl", "color"=&gt;"32B825"}, {"id"=&gt;926, "name"=&gt;"Entorhinal area, medial part, dorsal zone", "abbreviation"=&gt;"ENTm", "color"=&gt;"32B825"}]</text:p>
          </table:table-cell>
          <table:table-cell office:value-type="float" office:value="1.6798" calcext:value-type="float">
            <text:p>1.6798</text:p>
          </table:table-cell>
          <table:table-cell office:value-type="float" office:value="482048" calcext:value-type="float">
            <text:p>48204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connectivity.brain-map.org/projection/experiment/286484879</text:p>
          </table:table-cell>
        </table:table-row>
        <table:table-row table:style-name="ro1">
          <table:table-cell office:value-type="float" office:value="194947823" calcext:value-type="float">
            <text:p>194947823</text:p>
          </table:table-cell>
          <table:table-cell office:value-type="string" calcext:value-type="string">
            <text:p>Cux2-CreERT2-178</text:p>
          </table:table-cell>
          <table:table-cell office:value-type="float" office:value="926" calcext:value-type="float">
            <text:p>926</text:p>
          </table:table-cell>
          <table:table-cell office:value-type="string" calcext:value-type="string">
            <text:p>ENTm</text:p>
          </table:table-cell>
          <table:table-cell office:value-type="string" calcext:value-type="string">
            <text:p>Entorhinal area, medial part, dorsal zone</text:p>
          </table:table-cell>
          <table:table-cell office:value-type="string" calcext:value-type="string">
            <text:p>32B825</text:p>
          </table:table-cell>
          <table:table-cell office:value-type="string" calcext:value-type="string">
            <text:p>B6.Cg</text:p>
          </table:table-cell>
          <table:table-cell office:value-type="string" calcext:value-type="string">
            <text:p>Cux2-CreERT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[10100, 4200, 9000]</text:p>
          </table:table-cell>
          <table:table-cell office:value-type="float" office:value="0.188123" calcext:value-type="float">
            <text:p>0.188123</text:p>
          </table:table-cell>
          <table:table-cell office:value-type="string" calcext:value-type="string">
            <text:p>[{"id"=&gt;918, "name"=&gt;"Entorhinal area, lateral part", "abbreviation"=&gt;"ENTl", "color"=&gt;"32B825"}, {"id"=&gt;926, "name"=&gt;"Entorhinal area, medial part, dorsal zone", "abbreviation"=&gt;"ENTm", "color"=&gt;"32B825"}]</text:p>
          </table:table-cell>
          <table:table-cell office:value-type="float" office:value="1.32089" calcext:value-type="float">
            <text:p>1.32089</text:p>
          </table:table-cell>
          <table:table-cell office:value-type="float" office:value="487866" calcext:value-type="float">
            <text:p>48786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connectivity.brain-map.org/projection/experiment/194947823</text:p>
          </table:table-cell>
        </table:table-row>
        <table:table-row table:style-name="ro1">
          <table:table-cell office:value-type="float" office:value="264873092" calcext:value-type="float">
            <text:p>264873092</text:p>
          </table:table-cell>
          <table:table-cell office:value-type="string" calcext:value-type="string">
            <text:p>Cux2-CreERT2-182</text:p>
          </table:table-cell>
          <table:table-cell office:value-type="float" office:value="926" calcext:value-type="float">
            <text:p>926</text:p>
          </table:table-cell>
          <table:table-cell office:value-type="string" calcext:value-type="string">
            <text:p>ENTm</text:p>
          </table:table-cell>
          <table:table-cell office:value-type="string" calcext:value-type="string">
            <text:p>Entorhinal area, medial part, dorsal zone</text:p>
          </table:table-cell>
          <table:table-cell office:value-type="string" calcext:value-type="string">
            <text:p>32B825</text:p>
          </table:table-cell>
          <table:table-cell office:value-type="string" calcext:value-type="string">
            <text:p>B6.Cg</text:p>
          </table:table-cell>
          <table:table-cell office:value-type="string" calcext:value-type="string">
            <text:p>Cux2-CreERT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[9900, 4000, 8900]</text:p>
          </table:table-cell>
          <table:table-cell office:value-type="float" office:value="0.074241" calcext:value-type="float">
            <text:p>0.074241</text:p>
          </table:table-cell>
          <table:table-cell office:value-type="string" calcext:value-type="string">
            <text:p>[{"id"=&gt;843, "name"=&gt;"Parasubiculum", "abbreviation"=&gt;"PAR", "color"=&gt;"72D569"}, {"id"=&gt;926, "name"=&gt;"Entorhinal area, medial part, dorsal zone", "abbreviation"=&gt;"ENTm", "color"=&gt;"32B825"}]</text:p>
          </table:table-cell>
          <table:table-cell office:value-type="float" office:value="1.02465" calcext:value-type="float">
            <text:p>1.02465</text:p>
          </table:table-cell>
          <table:table-cell office:value-type="float" office:value="491598" calcext:value-type="float">
            <text:p>49159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connectivity.brain-map.org/projection/experiment/264873092</text:p>
          </table:table-cell>
        </table:table-row>
        <table:table-row table:style-name="ro1">
          <table:table-cell office:value-type="float" office:value="264873809" calcext:value-type="float">
            <text:p>264873809</text:p>
          </table:table-cell>
          <table:table-cell office:value-type="string" calcext:value-type="string">
            <text:p>Cux2-CreERT2-184</text:p>
          </table:table-cell>
          <table:table-cell office:value-type="float" office:value="926" calcext:value-type="float">
            <text:p>926</text:p>
          </table:table-cell>
          <table:table-cell office:value-type="string" calcext:value-type="string">
            <text:p>ENTm</text:p>
          </table:table-cell>
          <table:table-cell office:value-type="string" calcext:value-type="string">
            <text:p>Entorhinal area, medial part, dorsal zone</text:p>
          </table:table-cell>
          <table:table-cell office:value-type="string" calcext:value-type="string">
            <text:p>32B825</text:p>
          </table:table-cell>
          <table:table-cell office:value-type="string" calcext:value-type="string">
            <text:p>B6.Cg</text:p>
          </table:table-cell>
          <table:table-cell office:value-type="string" calcext:value-type="string">
            <text:p>Cux2-CreERT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[9800, 4300, 9000]</text:p>
          </table:table-cell>
          <table:table-cell office:value-type="float" office:value="0.190541" calcext:value-type="float">
            <text:p>0.190541</text:p>
          </table:table-cell>
          <table:table-cell office:value-type="string" calcext:value-type="string">
            <text:p>[{"id"=&gt;918, "name"=&gt;"Entorhinal area, lateral part", "abbreviation"=&gt;"ENTl", "color"=&gt;"32B825"}, {"id"=&gt;926, "name"=&gt;"Entorhinal area, medial part, dorsal zone", "abbreviation"=&gt;"ENTm", "color"=&gt;"32B825"}]</text:p>
          </table:table-cell>
          <table:table-cell office:value-type="float" office:value="0.85263" calcext:value-type="float">
            <text:p>0.85263</text:p>
          </table:table-cell>
          <table:table-cell office:value-type="float" office:value="486852" calcext:value-type="float">
            <text:p>48685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connectivity.brain-map.org/projection/experiment/264873809</text:p>
          </table:table-cell>
        </table:table-row>
        <table:table-row table:style-name="ro1">
          <table:table-cell office:value-type="float" office:value="267998328" calcext:value-type="float">
            <text:p>267998328</text:p>
          </table:table-cell>
          <table:table-cell office:value-type="string" calcext:value-type="string">
            <text:p>Grik4-Cre-5127</text:p>
          </table:table-cell>
          <table:table-cell office:value-type="float" office:value="926" calcext:value-type="float">
            <text:p>926</text:p>
          </table:table-cell>
          <table:table-cell office:value-type="string" calcext:value-type="string">
            <text:p>ENTm</text:p>
          </table:table-cell>
          <table:table-cell office:value-type="string" calcext:value-type="string">
            <text:p>Entorhinal area, medial part, dorsal zone</text:p>
          </table:table-cell>
          <table:table-cell office:value-type="string" calcext:value-type="string">
            <text:p>32B825</text:p>
          </table:table-cell>
          <table:table-cell office:value-type="string" calcext:value-type="string">
            <text:p>B6.Cg</text:p>
          </table:table-cell>
          <table:table-cell office:value-type="string" calcext:value-type="string">
            <text:p>Grik4-Cr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[10100, 4000, 9400]</text:p>
          </table:table-cell>
          <table:table-cell office:value-type="float" office:value="0.187819" calcext:value-type="float">
            <text:p>0.187819</text:p>
          </table:table-cell>
          <table:table-cell office:value-type="string" calcext:value-type="string">
            <text:p>[{"id"=&gt;409, "name"=&gt;"Lateral visual area", "abbreviation"=&gt;"VISl", "color"=&gt;"08858C"}, {"id"=&gt;425, "name"=&gt;"Posterolateral visual area", "abbreviation"=&gt;"VISpl", "color"=&gt;"08858C"}, {"id"=&gt;541, "name"=&gt;"Temporal association areas", "abbreviation"=&gt;"TEa", "color"=&gt;"15B0B3"}, {"id"=&gt;843, "name"=&gt;"Parasubiculum", "abbreviation"=&gt;"PAR", "color"=&gt;"72D569"}, {"id"=&gt;895, "name"=&gt;"Ectorhinal area", "abbreviation"=&gt;"ECT", "color"=&gt;"0D9F91"}, {"id"=&gt;918, "name"=&gt;"Entorhinal area, lateral part", "abbreviation"=&gt;"ENTl", "color"=&gt;"32B825"}, {"id"=&gt;926, "name"=&gt;"Entorhinal area, medial part, dorsal zone", "abbreviation"=&gt;"ENTm", "color"=&gt;"32B825"}, {"id"=&gt;1084, "name"=&gt;"Presubiculum", "abbreviation"=&gt;"PRE", "color"=&gt;"59B947"}]</text:p>
          </table:table-cell>
          <table:table-cell office:value-type="float" office:value="0.51566" calcext:value-type="float">
            <text:p>0.51566</text:p>
          </table:table-cell>
          <table:table-cell office:value-type="float" office:value="482665" calcext:value-type="float">
            <text:p>48266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connectivity.brain-map.org/projection/experiment/267998328</text:p>
          </table:table-cell>
        </table:table-row>
        <table:table-row table:style-name="ro1">
          <table:table-cell office:value-type="float" office:value="267999034" calcext:value-type="float">
            <text:p>267999034</text:p>
          </table:table-cell>
          <table:table-cell office:value-type="string" calcext:value-type="string">
            <text:p>Grik4-Cre-5128</text:p>
          </table:table-cell>
          <table:table-cell office:value-type="float" office:value="926" calcext:value-type="float">
            <text:p>926</text:p>
          </table:table-cell>
          <table:table-cell office:value-type="string" calcext:value-type="string">
            <text:p>ENTm</text:p>
          </table:table-cell>
          <table:table-cell office:value-type="string" calcext:value-type="string">
            <text:p>Entorhinal area, medial part, dorsal zone</text:p>
          </table:table-cell>
          <table:table-cell office:value-type="string" calcext:value-type="string">
            <text:p>32B825</text:p>
          </table:table-cell>
          <table:table-cell office:value-type="string" calcext:value-type="string">
            <text:p>B6.Cg</text:p>
          </table:table-cell>
          <table:table-cell office:value-type="string" calcext:value-type="string">
            <text:p>Grik4-Cr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[10000, 4000, 9000]</text:p>
          </table:table-cell>
          <table:table-cell office:value-type="float" office:value="0.154955" calcext:value-type="float">
            <text:p>0.154955</text:p>
          </table:table-cell>
          <table:table-cell office:value-type="string" calcext:value-type="string">
            <text:p>[{"id"=&gt;518, "name"=&gt;"Subiculum, ventral part", "abbreviation"=&gt;"SUBv", "color"=&gt;"4FC244"}, {"id"=&gt;843, "name"=&gt;"Parasubiculum", "abbreviation"=&gt;"PAR", "color"=&gt;"72D569"}, {"id"=&gt;918, "name"=&gt;"Entorhinal area, lateral part", "abbreviation"=&gt;"ENTl", "color"=&gt;"32B825"}, {"id"=&gt;926, "name"=&gt;"Entorhinal area, medial part, dorsal zone", "abbreviation"=&gt;"ENTm", "color"=&gt;"32B825"}, {"id"=&gt;1084, "name"=&gt;"Presubiculum", "abbreviation"=&gt;"PRE", "color"=&gt;"59B947"}]</text:p>
          </table:table-cell>
          <table:table-cell office:value-type="float" office:value="0.48536" calcext:value-type="float">
            <text:p>0.48536</text:p>
          </table:table-cell>
          <table:table-cell office:value-type="float" office:value="482868" calcext:value-type="float">
            <text:p>48286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connectivity.brain-map.org/projection/experiment/267999034</text:p>
          </table:table-cell>
        </table:table-row>
        <table:table-row table:style-name="ro1">
          <table:table-cell office:value-type="float" office:value="300078194" calcext:value-type="float">
            <text:p>300078194</text:p>
          </table:table-cell>
          <table:table-cell office:value-type="string" calcext:value-type="string">
            <text:p>Drd3-Cre_KI196_LURC-127391</text:p>
          </table:table-cell>
          <table:table-cell office:value-type="float" office:value="926" calcext:value-type="float">
            <text:p>926</text:p>
          </table:table-cell>
          <table:table-cell office:value-type="string" calcext:value-type="string">
            <text:p>ENTm</text:p>
          </table:table-cell>
          <table:table-cell office:value-type="string" calcext:value-type="string">
            <text:p>Entorhinal area, medial part, dorsal zone</text:p>
          </table:table-cell>
          <table:table-cell office:value-type="string" calcext:value-type="string">
            <text:p>32B825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Drd3-Cre_KI19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[9800, 4100, 8900]</text:p>
          </table:table-cell>
          <table:table-cell office:value-type="float" office:value="0.08439" calcext:value-type="float">
            <text:p>0.08439</text:p>
          </table:table-cell>
          <table:table-cell office:value-type="string" calcext:value-type="string">
            <text:p>[{"id"=&gt;843, "name"=&gt;"Parasubiculum", "abbreviation"=&gt;"PAR", "color"=&gt;"72D569"}, {"id"=&gt;870, "name"=&gt;"Subiculum, ventral part, pyramidal layer", "abbreviation"=&gt;"SUBv-sp", "color"=&gt;"4BB547"}, {"id"=&gt;895, "name"=&gt;"Ectorhinal area", "abbreviation"=&gt;"ECT", "color"=&gt;"0D9F91"}, {"id"=&gt;918, "name"=&gt;"Entorhinal area, lateral part", "abbreviation"=&gt;"ENTl", "color"=&gt;"32B825"}, {"id"=&gt;926, "name"=&gt;"Entorhinal area, medial part, dorsal zone", "abbreviation"=&gt;"ENTm", "color"=&gt;"32B825"}, {"id"=&gt;1084, "name"=&gt;"Presubiculum", "abbreviation"=&gt;"PRE", "color"=&gt;"59B947"}]</text:p>
          </table:table-cell>
          <table:table-cell office:value-type="float" office:value="0.30224" calcext:value-type="float">
            <text:p>0.30224</text:p>
          </table:table-cell>
          <table:table-cell office:value-type="float" office:value="480401" calcext:value-type="float">
            <text:p>48040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connectivity.brain-map.org/projection/experiment/300078194</text:p>
          </table:table-cell>
        </table:table-row>
        <table:table-row table:style-name="ro1">
          <table:table-cell office:value-type="float" office:value="308642254" calcext:value-type="float">
            <text:p>308642254</text:p>
          </table:table-cell>
          <table:table-cell office:value-type="string" calcext:value-type="string">
            <text:p>Pcdh9-Cre-124673</text:p>
          </table:table-cell>
          <table:table-cell office:value-type="float" office:value="926" calcext:value-type="float">
            <text:p>926</text:p>
          </table:table-cell>
          <table:table-cell office:value-type="string" calcext:value-type="string">
            <text:p>ENTm</text:p>
          </table:table-cell>
          <table:table-cell office:value-type="string" calcext:value-type="string">
            <text:p>Entorhinal area, medial part, dorsal zone</text:p>
          </table:table-cell>
          <table:table-cell office:value-type="string" calcext:value-type="string">
            <text:p>32B825</text:p>
          </table:table-cell>
          <table:table-cell office:value-type="string" calcext:value-type="string">
            <text:p>B6.Cg</text:p>
          </table:table-cell>
          <table:table-cell office:value-type="string" calcext:value-type="string">
            <text:p>Pcdh9-Cre_NP27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[10000, 3300, 8900]</text:p>
          </table:table-cell>
          <table:table-cell office:value-type="float" office:value="0.022413" calcext:value-type="float">
            <text:p>0.022413</text:p>
          </table:table-cell>
          <table:table-cell office:value-type="string" calcext:value-type="string">
            <text:p>[{"id"=&gt;918, "name"=&gt;"Entorhinal area, lateral part", "abbreviation"=&gt;"ENTl", "color"=&gt;"32B825"}, {"id"=&gt;926, "name"=&gt;"Entorhinal area, medial part, dorsal zone", "abbreviation"=&gt;"ENTm", "color"=&gt;"32B825"}]</text:p>
          </table:table-cell>
          <table:table-cell office:value-type="float" office:value="0.23744" calcext:value-type="float">
            <text:p>0.23744</text:p>
          </table:table-cell>
          <table:table-cell office:value-type="float" office:value="488134" calcext:value-type="float">
            <text:p>48813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connectivity.brain-map.org/projection/experiment/308642254</text:p>
          </table:table-cell>
        </table:table-row>
        <table:table-row table:style-name="ro1">
          <table:table-cell office:value-type="float" office:value="299447153" calcext:value-type="float">
            <text:p>299447153</text:p>
          </table:table-cell>
          <table:table-cell office:value-type="string" calcext:value-type="string">
            <text:p>Scnn1a-Tg2-Cre-122199</text:p>
          </table:table-cell>
          <table:table-cell office:value-type="float" office:value="926" calcext:value-type="float">
            <text:p>926</text:p>
          </table:table-cell>
          <table:table-cell office:value-type="string" calcext:value-type="string">
            <text:p>ENTm</text:p>
          </table:table-cell>
          <table:table-cell office:value-type="string" calcext:value-type="string">
            <text:p>Entorhinal area, medial part, dorsal zone</text:p>
          </table:table-cell>
          <table:table-cell office:value-type="string" calcext:value-type="string">
            <text:p>32B825</text:p>
          </table:table-cell>
          <table:table-cell office:value-type="string" calcext:value-type="string">
            <text:p>B6.Cg</text:p>
          </table:table-cell>
          <table:table-cell office:value-type="string" calcext:value-type="string">
            <text:p>Scnn1a-Tg2-Cr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[9900, 4400, 9000]</text:p>
          </table:table-cell>
          <table:table-cell office:value-type="float" office:value="0.028997" calcext:value-type="float">
            <text:p>0.028997</text:p>
          </table:table-cell>
          <table:table-cell office:value-type="string" calcext:value-type="string">
            <text:p>[{"id"=&gt;918, "name"=&gt;"Entorhinal area, lateral part", "abbreviation"=&gt;"ENTl", "color"=&gt;"32B825"}, {"id"=&gt;926, "name"=&gt;"Entorhinal area, medial part, dorsal zone", "abbreviation"=&gt;"ENTm", "color"=&gt;"32B825"}]</text:p>
          </table:table-cell>
          <table:table-cell office:value-type="float" office:value="0.22328" calcext:value-type="float">
            <text:p>0.22328</text:p>
          </table:table-cell>
          <table:table-cell office:value-type="float" office:value="488015" calcext:value-type="float">
            <text:p>48801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connectivity.brain-map.org/projection/experiment/299447153</text:p>
          </table:table-cell>
        </table:table-row>
        <table:table-row table:style-name="ro1">
          <table:table-cell office:value-type="float" office:value="299403823" calcext:value-type="float">
            <text:p>299403823</text:p>
          </table:table-cell>
          <table:table-cell office:value-type="string" calcext:value-type="string">
            <text:p>Nos1-CreERT2-126843</text:p>
          </table:table-cell>
          <table:table-cell office:value-type="float" office:value="926" calcext:value-type="float">
            <text:p>926</text:p>
          </table:table-cell>
          <table:table-cell office:value-type="string" calcext:value-type="string">
            <text:p>ENTm</text:p>
          </table:table-cell>
          <table:table-cell office:value-type="string" calcext:value-type="string">
            <text:p>Entorhinal area, medial part, dorsal zone</text:p>
          </table:table-cell>
          <table:table-cell office:value-type="string" calcext:value-type="string">
            <text:p>32B825</text:p>
          </table:table-cell>
          <table:table-cell office:value-type="string" calcext:value-type="string">
            <text:p>B6.129</text:p>
          </table:table-cell>
          <table:table-cell office:value-type="string" calcext:value-type="string">
            <text:p>Nos1-CreERT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[9900, 4400, 9100]</text:p>
          </table:table-cell>
          <table:table-cell office:value-type="float" office:value="0.066348" calcext:value-type="float">
            <text:p>0.066348</text:p>
          </table:table-cell>
          <table:table-cell office:value-type="string" calcext:value-type="string">
            <text:p>[{"id"=&gt;918, "name"=&gt;"Entorhinal area, lateral part", "abbreviation"=&gt;"ENTl", "color"=&gt;"32B825"}, {"id"=&gt;926, "name"=&gt;"Entorhinal area, medial part, dorsal zone", "abbreviation"=&gt;"ENTm", "color"=&gt;"32B825"}]</text:p>
          </table:table-cell>
          <table:table-cell office:value-type="float" office:value="0.14635" calcext:value-type="float">
            <text:p>0.14635</text:p>
          </table:table-cell>
          <table:table-cell office:value-type="float" office:value="488134" calcext:value-type="float">
            <text:p>48813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connectivity.brain-map.org/projection/experiment/299403823</text:p>
          </table:table-cell>
        </table:table-row>
        <table:table-row table:style-name="ro1">
          <table:table-cell office:value-type="float" office:value="167793416" calcext:value-type="float">
            <text:p>167793416</text:p>
          </table:table-cell>
          <table:table-cell office:value-type="string" calcext:value-type="string">
            <text:p>Wfs1-Tg3-CreERT2-5271</text:p>
          </table:table-cell>
          <table:table-cell office:value-type="float" office:value="926" calcext:value-type="float">
            <text:p>926</text:p>
          </table:table-cell>
          <table:table-cell office:value-type="string" calcext:value-type="string">
            <text:p>ENTm</text:p>
          </table:table-cell>
          <table:table-cell office:value-type="string" calcext:value-type="string">
            <text:p>Entorhinal area, medial part, dorsal zone</text:p>
          </table:table-cell>
          <table:table-cell office:value-type="string" calcext:value-type="string">
            <text:p>32B825</text:p>
          </table:table-cell>
          <table:table-cell office:value-type="string" calcext:value-type="string">
            <text:p>B6.Cg</text:p>
          </table:table-cell>
          <table:table-cell office:value-type="string" calcext:value-type="string">
            <text:p>Wfs1-Tg3-CreERT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[10100, 4700, 9200]</text:p>
          </table:table-cell>
          <table:table-cell office:value-type="float" office:value="0.004952" calcext:value-type="float">
            <text:p>0.004952</text:p>
          </table:table-cell>
          <table:table-cell office:value-type="string" calcext:value-type="string">
            <text:p>[{"id"=&gt;918, "name"=&gt;"Entorhinal area, lateral part", "abbreviation"=&gt;"ENTl", "color"=&gt;"32B825"}, {"id"=&gt;926, "name"=&gt;"Entorhinal area, medial part, dorsal zone", "abbreviation"=&gt;"ENTm", "color"=&gt;"32B825"}]</text:p>
          </table:table-cell>
          <table:table-cell office:value-type="float" office:value="0.09213" calcext:value-type="float">
            <text:p>0.09213</text:p>
          </table:table-cell>
          <table:table-cell office:value-type="float" office:value="488134" calcext:value-type="float">
            <text:p>48813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connectivity.brain-map.org/projection/experiment/167793416</text:p>
          </table:table-cell>
        </table:table-row>
        <table:table-row table:style-name="ro1">
          <table:table-cell office:value-type="float" office:value="293750063" calcext:value-type="float">
            <text:p>293750063</text:p>
          </table:table-cell>
          <table:table-cell office:value-type="string" calcext:value-type="string">
            <text:p>Calb1-2A-dgCre-123739</text:p>
          </table:table-cell>
          <table:table-cell office:value-type="float" office:value="926" calcext:value-type="float">
            <text:p>926</text:p>
          </table:table-cell>
          <table:table-cell office:value-type="string" calcext:value-type="string">
            <text:p>ENTm</text:p>
          </table:table-cell>
          <table:table-cell office:value-type="string" calcext:value-type="string">
            <text:p>Entorhinal area, medial part, dorsal zone</text:p>
          </table:table-cell>
          <table:table-cell office:value-type="string" calcext:value-type="string">
            <text:p>32B825</text:p>
          </table:table-cell>
          <table:table-cell office:value-type="string" calcext:value-type="string">
            <text:p>B6.129</text:p>
          </table:table-cell>
          <table:table-cell office:value-type="string" calcext:value-type="string">
            <text:p>Calb1-2A-dgCr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[10100, 4600, 9300]</text:p>
          </table:table-cell>
          <table:table-cell office:value-type="float" office:value="0.045994" calcext:value-type="float">
            <text:p>0.045994</text:p>
          </table:table-cell>
          <table:table-cell office:value-type="string" calcext:value-type="string">
            <text:p>[{"id"=&gt;385, "name"=&gt;"Primary visual area", "abbreviation"=&gt;"VISp", "color"=&gt;"08858C"}, {"id"=&gt;843, "name"=&gt;"Parasubiculum", "abbreviation"=&gt;"PAR", "color"=&gt;"72D569"}, {"id"=&gt;918, "name"=&gt;"Entorhinal area, lateral part", "abbreviation"=&gt;"ENTl", "color"=&gt;"32B825"}, {"id"=&gt;926, "name"=&gt;"Entorhinal area, medial part, dorsal zone", "abbreviation"=&gt;"ENTm", "color"=&gt;"32B825"}]</text:p>
          </table:table-cell>
          <table:table-cell office:value-type="float" office:value="0.09004" calcext:value-type="float">
            <text:p>0.09004</text:p>
          </table:table-cell>
          <table:table-cell office:value-type="float" office:value="482545" calcext:value-type="float">
            <text:p>48254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connectivity.brain-map.org/projection/experiment/293750063</text:p>
          </table:table-cell>
        </table:table-row>
        <table:table-row table:style-name="ro1">
          <table:table-cell office:value-type="float" office:value="300319630" calcext:value-type="float">
            <text:p>300319630</text:p>
          </table:table-cell>
          <table:table-cell office:value-type="string" calcext:value-type="string">
            <text:p>Htr2a-Cre_KM207-123932</text:p>
          </table:table-cell>
          <table:table-cell office:value-type="float" office:value="926" calcext:value-type="float">
            <text:p>926</text:p>
          </table:table-cell>
          <table:table-cell office:value-type="string" calcext:value-type="string">
            <text:p>ENTm</text:p>
          </table:table-cell>
          <table:table-cell office:value-type="string" calcext:value-type="string">
            <text:p>Entorhinal area, medial part, dorsal zone</text:p>
          </table:table-cell>
          <table:table-cell office:value-type="string" calcext:value-type="string">
            <text:p>32B825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r2a-Cre_KM2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[9500, 5300, 9500]</text:p>
          </table:table-cell>
          <table:table-cell office:value-type="float" office:value="0.037191" calcext:value-type="float">
            <text:p>0.037191</text:p>
          </table:table-cell>
          <table:table-cell office:value-type="string" calcext:value-type="string">
            <text:p>[{"id"=&gt;918, "name"=&gt;"Entorhinal area, lateral part", "abbreviation"=&gt;"ENTl", "color"=&gt;"32B825"}, {"id"=&gt;926, "name"=&gt;"Entorhinal area, medial part, dorsal zone", "abbreviation"=&gt;"ENTm", "color"=&gt;"32B825"}]</text:p>
          </table:table-cell>
          <table:table-cell office:value-type="float" office:value="0.04176" calcext:value-type="float">
            <text:p>0.04176</text:p>
          </table:table-cell>
          <table:table-cell office:value-type="float" office:value="488134" calcext:value-type="float">
            <text:p>48813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connectivity.brain-map.org/projection/experiment/300319630</text:p>
          </table:table-cell>
        </table:table-row>
        <table:table-row table:style-name="ro1">
          <table:table-cell office:value-type="float" office:value="302014692" calcext:value-type="float">
            <text:p>302014692</text:p>
          </table:table-cell>
          <table:table-cell office:value-type="string" calcext:value-type="string">
            <text:p>Scnn1a-Tg2-Cre-122200</text:p>
          </table:table-cell>
          <table:table-cell office:value-type="float" office:value="926" calcext:value-type="float">
            <text:p>926</text:p>
          </table:table-cell>
          <table:table-cell office:value-type="string" calcext:value-type="string">
            <text:p>ENTm</text:p>
          </table:table-cell>
          <table:table-cell office:value-type="string" calcext:value-type="string">
            <text:p>Entorhinal area, medial part, dorsal zone</text:p>
          </table:table-cell>
          <table:table-cell office:value-type="string" calcext:value-type="string">
            <text:p>32B825</text:p>
          </table:table-cell>
          <table:table-cell office:value-type="string" calcext:value-type="string">
            <text:p>B6.Cg</text:p>
          </table:table-cell>
          <table:table-cell office:value-type="string" calcext:value-type="string">
            <text:p>Scnn1a-Tg2-Cr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[9800, 4400, 8900]</text:p>
          </table:table-cell>
          <table:table-cell office:value-type="float" office:value="0.00488" calcext:value-type="float">
            <text:p>0.00488</text:p>
          </table:table-cell>
          <table:table-cell office:value-type="string" calcext:value-type="string">
            <text:p>[{"id"=&gt;926, "name"=&gt;"Entorhinal area, medial part, dorsal zone", "abbreviation"=&gt;"ENTm", "color"=&gt;"32B825"}]</text:p>
          </table:table-cell>
          <table:table-cell office:value-type="float" office:value="0.0221" calcext:value-type="float">
            <text:p>0.0221</text:p>
          </table:table-cell>
          <table:table-cell office:value-type="float" office:value="492205" calcext:value-type="float">
            <text:p>49220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connectivity.brain-map.org/projection/experiment/3020146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document-statistic meta:table-count="1" meta:cell-count="285" meta:object-count="0"/>
  </office:meta>
</office:document-meta>
</file>